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1972in" fo:text-align="center" style:justify-single-word="false"/>
    </style:style>
    <style:style style:name="P2" style:family="paragraph" style:parent-style-name="Standard">
      <style:paragraph-properties fo:margin-left="-0.1972in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left="-0.1972in"/>
      <style:text-properties fo:font-weight="bold" style:font-weight-asian="bold"/>
    </style:style>
    <style:style style:name="P4" style:family="paragraph" style:parent-style-name="Standard">
      <style:paragraph-properties fo:margin-left="-0.1972in" fo:margin-top="0in" fo:margin-bottom="0in" style:contextual-spacing="false"/>
    </style:style>
    <style:style style:name="P5" style:family="paragraph" style:parent-style-name="Standard">
      <style:paragraph-properties fo:margin-left="-0.1972in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font-weight="bold" officeooo:rsid="000e0b43" style:font-weight-asian="bold"/>
    </style:style>
    <style:style style:name="T4" style:family="text">
      <style:text-properties fo:background-color="#ffff00"/>
    </style:style>
    <style:style style:name="T5" style:family="text">
      <style:text-properties officeooo:rsid="000e0b43"/>
    </style:style>
    <style:style style:name="T6" style:family="text">
      <style:text-properties style:text-underline-style="none" fo:font-weight="bold" style:font-weight-asian="bold"/>
    </style:style>
    <style:style style:name="T7" style:family="text">
      <style:text-properties style:text-underline-style="none" fo:font-weight="bold" officeooo:rsid="000e629a" style:font-weight-asian="bold"/>
    </style:style>
    <style:style style:name="T8" style:family="text">
      <style:text-properties fo:font-size="14pt" style:text-underline-style="none" fo:font-weight="bold" officeooo:rsid="00110aad" style:font-size-asian="14pt" style:font-weight-asian="bold" style:font-size-complex="14pt"/>
    </style:style>
    <style:style style:name="T9" style:family="text">
      <style:text-properties officeooo:rsid="00110aad"/>
    </style:style>
    <style:style style:name="gr1" style:family="graphic">
      <style:graphic-properties draw:stroke="solid" svg:stroke-width="0.028in" svg:stroke-color="#000000" draw:stroke-linejoin="round" svg:stroke-linecap="butt" draw:fill="solid" draw:fill-color="#ffffff" draw:textarea-horizontal-align="center" draw:textarea-vertical-align="top" draw:auto-grow-height="false" fo:padding-top="0.0138in" fo:padding-bottom="0.0138in" fo:padding-left="0.0138in" fo:padding-right="0.0138in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char" draw:z-index="0" draw:style-name="gr1" draw:text-style-name="P6" svg:width="7.1748in" svg:height="11.1748in" svg:x="-0.3307in" svg:y="-0.5201in"><text:p/></draw:rect>Федеральное государственное бюджетное образовательное учреждение высшего образования «Московский государственный технический университет имени Н.Э. Баумана (национальный исследовательский университет)»</text:p>
      <text:p text:style-name="P1"/>
      <text:p text:style-name="P1">Кафедра ФН3 "Теоретическая механика" имени профессора Н.Е. Жуковского</text:p>
      <text:p text:style-name="P1"/>
      <text:p text:style-name="P1"/>
      <text:p text:style-name="P1"/>
      <text:p text:style-name="P1"/>
      <text:p text:style-name="P1" loext:marker-style-name="T2"><text:span text:style-name="T1">"</text:span><text:span text:style-name="T8">Кинематика сложного движения точки</text:span><text:span text:style-name="T1">"</text:span></text:p>
      <text:p text:style-name="P1" loext:marker-style-name="T1"><text:span text:style-name="T1">(</text:span>Домашнее задание №<text:span text:style-name="T9">3</text:span><text:span text:style-name="T1">)</text:span></text:p>
      <text:p text:style-name="P1" loext:marker-style-name="T1"><text:span text:style-name="T1">Вариант №</text:span><text:span text:style-name="T3">8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4"><text:span text:style-name="T1"><text:tab/><text:tab/><text:tab/><text:tab/><text:tab/><text:tab/><text:tab/>Выполнил: <text:s/></text:span>студент группы СМ4-21<text:span text:style-name="T4"><text:line-break/></text:span><text:tab/><text:tab/><text:tab/><text:tab/><text:tab/><text:tab/><text:tab/><text:tab/><text:tab/><text:span text:style-name="T5">Н</text:span>. <text:span text:style-name="T5">М</text:span>. <text:span text:style-name="T5">Немков</text:span></text:p>
      <text:p text:style-name="P4"/>
      <text:p text:style-name="P4"><text:tab/><text:tab/><text:tab/><text:tab/><text:tab/><text:tab/><text:tab/><text:tab/><text:tab/>________________________</text:p>
      <text:p text:style-name="P5"><text:tab/><text:tab/><text:tab/><text:tab/><text:tab/><text:tab/><text:tab/><text:tab/><text:tab/>дата <text:s text:c="20"/>подпись</text:p>
      <text:p text:style-name="P4"><text:span text:style-name="T1"><text:tab/><text:tab/><text:tab/><text:tab/><text:tab/><text:tab/><text:tab/>Проверил: <text:s text:c="2"/></text:span>доцент кафедры ФН3<text:line-break/><text:tab/><text:tab/><text:tab/><text:tab/><text:tab/><text:tab/><text:tab/><text:tab/>к.ф.-м.н. Н.Н. Щеглова<text:tab/><text:tab/><text:tab/><text:tab/><text:tab/><text:tab/><text:tab/><text:tab/><text:tab/></text:p>
      <text:p text:style-name="P4"/>
      <text:p text:style-name="P4"><text:tab/><text:tab/><text:tab/><text:tab/><text:tab/><text:tab/><text:tab/><text:tab/><text:tab/>____________ <text:s/>______________</text:p>
      <text:p text:style-name="P5"><text:tab/><text:tab/><text:tab/><text:tab/><text:tab/><text:tab/><text:tab/><text:tab/><text:tab/>дата <text:s text:c="20"/>подпись </text:p>
      <text:p text:style-name="P5"/>
      <text:p text:style-name="P3" loext:marker-style-name="T1"/>
      <text:p text:style-name="P3" loext:marker-style-name="T1"/>
      <text:p text:style-name="P3" loext:marker-style-name="T1"/>
      <text:p text:style-name="P2" loext:marker-style-name="T1"/>
      <text:p text:style-name="P1"><text:soft-page-break/>Москва, 202<text:bookmark text:name="_GoBack"/>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WWNum6" style:list-level="7" style:class="text">
      <style:paragraph-properties fo:margin-top="0.1665in" fo:margin-bottom="0.0417in" style:contextual-spacing="false" fo:line-height="100%" fo:orphans="0" fo:widows="0"/>
      <style:text-properties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WWNum6" style:list-level="8" style:class="text">
      <style:paragraph-properties fo:margin-top="0.1665in" fo:margin-bottom="0.0417in" style:contextual-spacing="false" fo:line-height="100%" fo:orphans="0" fo:widows="0"/>
      <style:text-properties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WWNum6" style:list-level="9" style:class="text">
      <style:paragraph-properties fo:margin-top="0.1665in" fo:margin-bottom="0.0417in" style:contextual-spacing="false" fo:line-height="100%" fo:orphans="0" fo:widows="0"/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line-height="100%" fo:text-align="justify" style:justify-single-word="false"/>
      <style:text-properties style:font-name-asian="Calibri1" style:font-family-asian="Calibri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/>
    <style:style style:name="ListLabel_20_4" style:display-name="ListLabel 4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5" style:display-name="ListLabel 5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/>
    <style:style style:name="ListLabel_20_13" style:display-name="ListLabel 13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14" style:display-name="ListLabel 14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tyle="normal" fo:font-weight="bold" style:font-style-asian="normal" style:font-weight-asian="bold"/>
    </style:style>
    <style:style style:name="ListLabel_20_20" style:display-name="ListLabel 20" style:family="text">
      <style:text-properties fo:font-weight="normal" style:font-weight-asian="normal"/>
    </style:style>
    <style:style style:name="ListLabel_20_21" style:display-name="ListLabel 21" style:family="text"/>
    <style:style style:name="ListLabel_20_22" style:display-name="ListLabel 22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23" style:display-name="ListLabel 23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tyle="normal" fo:font-weight="bold" style:font-style-asian="normal" style:font-weight-asian="bold"/>
    </style:style>
    <style:style style:name="ListLabel_20_29" style:display-name="ListLabel 29" style:family="text">
      <style:text-properties fo:font-weight="normal" style:font-weight-asian="normal"/>
    </style:style>
    <style:style style:name="ListLabel_20_30" style:display-name="ListLabel 30" style:family="text"/>
    <style:style style:name="ListLabel_20_31" style:display-name="ListLabel 31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32" style:display-name="ListLabel 32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tyle="normal" fo:font-weight="bold" style:font-style-asian="normal" style:font-weight-asian="bold"/>
    </style:style>
    <style:style style:name="ListLabel_20_38" style:display-name="ListLabel 38" style:family="text">
      <style:text-properties fo:font-weight="normal" style:font-weight-asian="normal"/>
    </style:style>
    <style:style style:name="ListLabel_20_39" style:display-name="ListLabel 39" style:family="text"/>
    <style:style style:name="ListLabel_20_40" style:display-name="ListLabel 40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41" style:display-name="ListLabel 41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>
      <style:text-properties fo:letter-spacing="normal" fo:font-style="normal" fo:font-weight="normal" style:font-style-asian="normal" style:font-weight-asian="normal" style:font-size-complex="12pt" style:text-scale="100%"/>
    </style:style>
    <style:style style:name="ListLabel_20_50" style:display-name="ListLabel 50" style:family="text">
      <style:text-properties style:use-window-font-color="true" loext:opacity="0%" style:text-line-through-style="none" style:text-line-through-type="none" fo:font-size="12pt" fo:letter-spacing="normal" style:text-underline-style="none" style:text-blinking="fals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outline-level-style>
      <text:outline-level-style text:level="3" text:style-name="ListLabel_20_3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outline-level-style>
      <text:outline-level-style text:level="4" text:style-name="ListLabel_20_4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outline-level-style>
      <text:outline-level-style text:level="5" text:style-name="ListLabel_20_5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text:style-name="ListLabel_20_6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ListLabel_20_7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12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13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14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15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6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21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22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23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24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25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30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31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32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33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34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39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40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41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42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43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0.25in" fo:margin-left="1.2272in"/>
        </style:list-level-properties>
      </text:list-level-style-number>
      <text:list-level-style-number text:level="3" text:style-name="ListLabel_20_48" loext:num-list-format="–" style:num-suffix="–" style:num-format="">
        <style:list-level-properties text:list-level-position-and-space-mode="label-alignment">
          <style:list-level-label-alignment text:label-followed-by="space" fo:text-indent="0.25in" fo:margin-left="0.25in"/>
        </style:list-level-properties>
      </text:list-level-style-number>
      <text:list-level-style-number text:level="4" text:style-name="ListLabel_20_49" loext:num-list-format="%1%.%2%.%4%." style:num-suffix="." style:num-format="1" text:display-levels="3">
        <style:list-level-properties text:list-level-position-and-space-mode="label-alignment">
          <style:list-level-label-alignment text:label-followed-by="space" fo:text-indent="0.5909in" fo:margin-left="-0.2953in"/>
        </style:list-level-properties>
      </text:list-level-style-number>
      <text:list-level-style-number text:level="5" text:style-name="ListLabel_20_50" loext:num-list-format="-" style:num-suffix="-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list-level-style-number>
      <text:list-level-style-number text:level="6" text:style-name="ListLabel_20_51" loext:num-list-format="%1%.%2%.%4%%5%.%6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52" loext:num-list-format="%1%.%2%%3%.%4%%5%.%6%.%7%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9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8</meta:editing-cycles>
    <meta:print-date>2024-03-04T18:51:00</meta:print-date>
    <meta:creation-date>2024-05-07T13:59:00</meta:creation-date>
    <dc:date>2024-06-04T14:18:14.238590020</dc:date>
    <meta:editing-duration>PT7M6S</meta:editing-duration>
    <meta:generator>LibreOffice/7.6.7.2$Linux_X86_64 LibreOffice_project/60$Build-2</meta:generator>
    <meta:document-statistic meta:table-count="0" meta:image-count="0" meta:object-count="0" meta:page-count="2" meta:paragraph-count="12" meta:word-count="57" meta:character-count="640" meta:non-whitespace-character-count="474"/>
    <meta:user-defined meta:name="AppVersion">12.0000</meta:user-defined>
    <meta:user-defined meta:name="Company">Grizli777</meta:user-defined>
    <meta:template xlink:type="simple" xlink:actuate="onRequest" xlink:title="Normal.dotm" xlink:href=""/>
  </office:meta>
</office:document-meta>
</file>